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236in"/>
    </style:style>
    <style:style style:name="co2" style:family="table-column">
      <style:table-column-properties fo:break-before="auto" style:column-width="1.1217in"/>
    </style:style>
    <style:style style:name="co3" style:family="table-column">
      <style:table-column-properties fo:break-before="auto" style:column-width="1.1673in"/>
    </style:style>
    <style:style style:name="co4" style:family="table-column">
      <style:table-column-properties fo:break-before="auto" style:column-width="1.13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2in"/>
    </style:style>
    <style:style style:name="co7" style:family="table-column">
      <style:table-column-properties fo:break-before="auto" style:column-width="3.3201in"/>
    </style:style>
    <style:style style:name="ro1" style:family="table-row">
      <style:table-row-properties style:row-height="0.392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0000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font-name="Liberation Sans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ff0000" style:font-name="Liberation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5" table:number-columns-repeated="1017" table:default-cell-style-name="ce10"/>
        <table:table-row table:style-name="ro1">
          <table:table-cell table:style-name="ce6" office:value-type="string" calcext:value-type="string">
            <text:p>Individual cut efficiency</text:p>
            <text:p>after RoI cuts</text:p>
          </table:table-cell>
          <table:table-cell table:style-name="ce6" office:value-type="string" calcext:value-type="string">
            <text:p>Overall</text:p>
            <text:p>(N = 93,103)</text:p>
          </table:table-cell>
          <table:table-cell table:style-name="ce6" office:value-type="string" calcext:value-type="string">
            <text:p>Upper bump</text:p>
            <text:p>(N = 66,064)</text:p>
          </table:table-cell>
          <table:table-cell table:style-name="ce6" office:value-type="string" calcext:value-type="string">
            <text:p>Lower bump</text:p>
            <text:p>(N = 27,039)</text:p>
          </table:table-cell>
          <table:table-cell table:style-name="ce21" office:value-type="string" calcext:value-type="string">
            <text:p>Low/Up</text:p>
          </table:table-cell>
          <table:table-cell table:style-name="ce21" office:value-type="string" calcext:value-type="string">
            <text:p>N_Lower after cut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o cuts</text:p>
          </table:table-cell>
          <table:table-cell table:number-columns-repeated="3" table:style-name="ce6" office:value-type="float" office:value="100" calcext:value-type="float">
            <text:p>100</text:p>
          </table:table-cell>
          <table:table-cell table:style-name="ce21" table:formula="of:=[.D2]/[.C2]" office:value-type="float" office:value="1" calcext:value-type="float">
            <text:p>1</text:p>
          </table:table-cell>
          <table:table-cell table:style-name="ce21" table:formula="of:=27039*[.D2]/100" office:value-type="float" office:value="27039" calcext:value-type="float">
            <text:p>27039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1TTR &gt;= 0.15</text:p>
          </table:table-cell>
          <table:table-cell table:style-name="ce6" office:value-type="float" office:value="97.7519521390288" calcext:value-type="float">
            <text:p>97.7519521390288</text:p>
          </table:table-cell>
          <table:table-cell table:style-name="ce6" office:value-type="float" office:value="97.0437757326229" calcext:value-type="float">
            <text:p>97.0437757326229</text:p>
          </table:table-cell>
          <table:table-cell table:style-name="ce6" office:value-type="float" office:value="99.482229372388" calcext:value-type="float">
            <text:p>99.482229372388</text:p>
          </table:table-cell>
          <table:table-cell table:style-name="ce21" table:formula="of:=[.D3]/[.C3]" office:value-type="float" office:value="1.02512735743592" calcext:value-type="float">
            <text:p>1.02512735743592</text:p>
          </table:table-cell>
          <table:table-cell table:style-name="ce21" table:formula="of:=27039*[.D3]/100" office:value-type="float" office:value="26899" calcext:value-type="float">
            <text:p>26899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1maxFracPMT &lt;= 0.15</text:p>
          </table:table-cell>
          <table:table-cell table:style-name="ce6" office:value-type="float" office:value="77.6731147224042" calcext:value-type="float">
            <text:p>77.6731147224042</text:p>
          </table:table-cell>
          <table:table-cell table:style-name="ce6" office:value-type="float" office:value="76.3683700653911" calcext:value-type="float">
            <text:p>76.3683700653911</text:p>
          </table:table-cell>
          <table:table-cell table:style-name="ce6" office:value-type="float" office:value="80.8609785864862" calcext:value-type="float">
            <text:p>80.8609785864862</text:p>
          </table:table-cell>
          <table:table-cell table:style-name="ce21" table:formula="of:=[.D4]/[.C4]" office:value-type="float" office:value="1.05882813155824" calcext:value-type="float">
            <text:p>1.05882813155824</text:p>
          </table:table-cell>
          <table:table-cell table:style-name="ce21" table:formula="of:=27039*[.D4]/100" office:value-type="float" office:value="21864" calcext:value-type="float">
            <text:p>21864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2maxFracS2L = 1</text:p>
          </table:table-cell>
          <table:table-cell table:style-name="ce6" office:value-type="float" office:value="45.820220615877" calcext:value-type="float">
            <text:p>45.820220615877</text:p>
          </table:table-cell>
          <table:table-cell table:style-name="ce6" office:value-type="float" office:value="32.6138290142892" calcext:value-type="float">
            <text:p>32.6138290142892</text:p>
          </table:table-cell>
          <table:table-cell table:style-name="ce6" office:value-type="float" office:value="78.0872073671364" calcext:value-type="float">
            <text:p>78.0872073671364</text:p>
          </table:table-cell>
          <table:table-cell table:style-name="ce21" table:formula="of:=[.D5]/[.C5]" office:value-type="float" office:value="2.39429744152163" calcext:value-type="float">
            <text:p>2.39429744152163</text:p>
          </table:table-cell>
          <table:table-cell table:style-name="ce21" table:formula="of:=27039*[.D5]/100" office:value-type="float" office:value="21114" calcext:value-type="float">
            <text:p>21114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2maxFracS2L &gt; 0.99</text:p>
          </table:table-cell>
          <table:table-cell table:style-name="ce6" office:value-type="float" office:value="49.0821992846632" calcext:value-type="float">
            <text:p>49.0821992846632</text:p>
          </table:table-cell>
          <table:table-cell table:style-name="ce6" office:value-type="float" office:value="37.2078590457738" calcext:value-type="float">
            <text:p>37.2078590457738</text:p>
          </table:table-cell>
          <table:table-cell table:style-name="ce6" office:value-type="float" office:value="78.094604090388" calcext:value-type="float">
            <text:p>78.094604090388</text:p>
          </table:table-cell>
          <table:table-cell table:style-name="ce21" table:formula="of:=[.D6]/[.C6]" office:value-type="float" office:value="2.09887389635385" calcext:value-type="float">
            <text:p>2.09887389635385</text:p>
          </table:table-cell>
          <table:table-cell table:style-name="ce21" table:formula="of:=27039*[.D6]/100" office:value-type="float" office:value="21116" calcext:value-type="float">
            <text:p>21116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0.75 &lt;= S2maxQMatch &lt;= 1.25</text:p>
          </table:table-cell>
          <table:table-cell table:style-name="ce6" office:value-type="float" office:value="47.5849328163432" calcext:value-type="float">
            <text:p>47.5849328163432</text:p>
          </table:table-cell>
          <table:table-cell table:style-name="ce6" office:value-type="float" office:value="32.6819447808186" calcext:value-type="float">
            <text:p>32.6819447808186</text:p>
          </table:table-cell>
          <table:table-cell table:style-name="ce6" office:value-type="float" office:value="83.9971892451644" calcext:value-type="float">
            <text:p>83.9971892451644</text:p>
          </table:table-cell>
          <table:table-cell table:style-name="ce21" table:formula="of:=[.D7]/[.C7]" office:value-type="float" office:value="2.57014047996505" calcext:value-type="float">
            <text:p>2.57014047996505</text:p>
          </table:table-cell>
          <table:table-cell table:style-name="ce21" table:formula="of:=27039*[.D7]/100" office:value-type="float" office:value="22712" calcext:value-type="float">
            <text:p>22712</text:p>
          </table:table-cell>
          <table:table-cell table:style-name="Default" table:number-columns-repeated="1018"/>
        </table:table-row>
        <table:table-row table:style-name="ro2">
          <table:table-cell table:style-name="ce6" office:value-type="string" calcext:value-type="string">
            <text:p>nS2 = 1</text:p>
          </table:table-cell>
          <table:table-cell table:style-name="ce6" office:value-type="float" office:value="45.820220615877" calcext:value-type="float">
            <text:p>45.820220615877</text:p>
          </table:table-cell>
          <table:table-cell table:style-name="ce6" office:value-type="float" office:value="32.6138290142892" calcext:value-type="float">
            <text:p>32.6138290142892</text:p>
          </table:table-cell>
          <table:table-cell table:style-name="ce6" office:value-type="float" office:value="78.0872073671364" calcext:value-type="float">
            <text:p>78.0872073671364</text:p>
          </table:table-cell>
          <table:table-cell table:style-name="ce21" table:formula="of:=[.D8]/[.C8]" office:value-type="float" office:value="2.39429744152163" calcext:value-type="float">
            <text:p>2.39429744152163</text:p>
          </table:table-cell>
          <table:table-cell table:style-name="ce21" table:formula="of:=27039*[.D8]/100" office:value-type="float" office:value="21114" calcext:value-type="float">
            <text:p>21114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1Nx = 0</text:p>
          </table:table-cell>
          <table:table-cell table:style-name="ce6" office:value-type="float" office:value="37.1566974211357" calcext:value-type="float">
            <text:p>37.1566974211357</text:p>
          </table:table-cell>
          <table:table-cell table:style-name="ce6" office:value-type="float" office:value="26.3956163720029" calcext:value-type="float">
            <text:p>26.3956163720029</text:p>
          </table:table-cell>
          <table:table-cell table:style-name="ce6" office:value-type="float" office:value="63.4490920522209" calcext:value-type="float">
            <text:p>63.4490920522209</text:p>
          </table:table-cell>
          <table:table-cell table:style-name="ce21" table:formula="of:=[.D9]/[.C9]" office:value-type="float" office:value="2.40377383721638" calcext:value-type="float">
            <text:p>2.40377383721638</text:p>
          </table:table-cell>
          <table:table-cell table:style-name="ce21" table:formula="of:=27039*[.D9]/100" office:value-type="float" office:value="17156" calcext:value-type="float">
            <text:p>17156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0.8 &lt;= S2maxQMatch &lt;= 1.2</text:p>
          </table:table-cell>
          <table:table-cell table:style-name="ce13" office:value-type="float" office:value="41.4712737505773" calcext:value-type="float">
            <text:p>41.4712737505773</text:p>
          </table:table-cell>
          <table:table-cell table:style-name="ce13" office:value-type="float" office:value="27.5596391378058" calcext:value-type="float">
            <text:p>27.5596391378058</text:p>
          </table:table-cell>
          <table:table-cell table:style-name="ce13" office:value-type="float" office:value="75.4613706128185" calcext:value-type="float">
            <text:p>75.4613706128185</text:p>
          </table:table-cell>
          <table:table-cell table:style-name="ce17" table:formula="of:=[.D10]/[.C10]" office:value-type="float" office:value="2.73811170877423" calcext:value-type="float">
            <text:p>2.73811170877423</text:p>
          </table:table-cell>
          <table:table-cell table:style-name="ce17" table:formula="of:=27039*[.D10]/100" office:value-type="float" office:value="20404" calcext:value-type="float">
            <text:p>20404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0.8 &lt;= S2maxQMatch &lt;= 1.2 &amp; (nS1 = 1 + S1Nx &lt;= 3) or (S1Nx = 0 + nS2 &lt;= 3)</text:p>
          </table:table-cell>
          <table:table-cell table:style-name="ce13" office:value-type="float" office:value="31.0000751855472" calcext:value-type="float">
            <text:p>31.0000751855472</text:p>
          </table:table-cell>
          <table:table-cell table:style-name="ce13" office:value-type="float" office:value="15.2216032937757" calcext:value-type="float">
            <text:p>15.2216032937757</text:p>
          </table:table-cell>
          <table:table-cell table:style-name="ce13" office:value-type="float" office:value="69.5513887347905" calcext:value-type="float">
            <text:p>69.5513887347905</text:p>
          </table:table-cell>
          <table:table-cell table:style-name="ce17" table:formula="of:=[.D11]/[.C11]" office:value-type="float" office:value="4.56925511672157" calcext:value-type="float">
            <text:p>4.56925511672157</text:p>
          </table:table-cell>
          <table:table-cell table:style-name="ce17" table:formula="of:=27039*[.D11]/100" office:value-type="float" office:value="18806" calcext:value-type="float">
            <text:p>1880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5" table:number-columns-repeated="6"/>
          <table:table-cell table:number-columns-repeated="1018"/>
        </table:table-row>
        <table:table-row table:style-name="ro2">
          <table:table-cell table:style-name="ce16" office:value-type="string" calcext:value-type="string">
            <text:p>(0.75 &lt;= S2maxQMatch &lt;= 1.25) + (S1Nx &lt;= 1)</text:p>
          </table:table-cell>
          <table:table-cell table:style-name="ce21" office:value-type="float" office:value="40.5475655993899" calcext:value-type="float">
            <text:p>40.5475655993899</text:p>
          </table:table-cell>
          <table:table-cell table:style-name="ce21" office:value-type="float" office:value="25.4889198353112" calcext:value-type="float">
            <text:p>25.4889198353112</text:p>
          </table:table-cell>
          <table:table-cell table:style-name="ce21" office:value-type="float" office:value="77.3401383187248" calcext:value-type="float">
            <text:p>77.3401383187248</text:p>
          </table:table-cell>
          <table:table-cell table:style-name="ce21" table:formula="of:=[.D14]/[.C14]" office:value-type="float" office:value="3.03426503823757" calcext:value-type="float">
            <text:p>3.03426503823757</text:p>
          </table:table-cell>
          <table:table-cell table:style-name="ce21" table:formula="of:=27039*[.D14]/100" office:value-type="float" office:value="20912" calcext:value-type="float">
            <text:p>20912</text:p>
          </table:table-cell>
          <table:table-cell table:number-columns-repeated="1018"/>
        </table:table-row>
        <table:table-row table:style-name="ro2">
          <table:table-cell table:style-name="ce16" office:value-type="string" calcext:value-type="string">
            <text:p>(0.75 &lt;= S2maxQMatch &lt;= 1.25) + (S1Nx = 0)</text:p>
          </table:table-cell>
          <table:table-cell table:style-name="ce18" office:value-type="float" office:value="24.6447482895288" calcext:value-type="float">
            <text:p>24.6447482895288</text:p>
          </table:table-cell>
          <table:table-cell table:style-name="ce18" office:value-type="float" office:value="12.4878905303948" calcext:value-type="float">
            <text:p>12.4878905303948</text:p>
          </table:table-cell>
          <table:table-cell table:style-name="ce18" office:value-type="float" office:value="54.3474240911276" calcext:value-type="float">
            <text:p>54.3474240911276</text:p>
          </table:table-cell>
          <table:table-cell table:style-name="ce21" table:formula="of:=[.D15]/[.C15]" office:value-type="float" office:value="4.35200996988637" calcext:value-type="float">
            <text:p>4.35200996988637</text:p>
          </table:table-cell>
          <table:table-cell table:style-name="ce21" table:formula="of:=27039*[.D15]/100" office:value-type="float" office:value="14695" calcext:value-type="float">
            <text:p>14695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6">
          <table:table-cell table:style-name="Default" table:number-columns-repeated="6"/>
          <table:table-cell table:number-columns-repeated="101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3" number:min-decimal-places="3" number:min-integer-digits="0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5:45:36.6080460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y</meta:initial-creator>
    <meta:creation-date>2022-05-12T18:18:02.358358546</meta:creation-date>
    <dc:date>2022-05-18T19:30:49.169713130</dc:date>
    <dc:creator>duy</dc:creator>
    <meta:editing-duration>PT5H8M34S</meta:editing-duration>
    <meta:editing-cycles>31</meta:editing-cycles>
    <meta:generator>LibreOffice/7.3.2.2$Linux_X86_64 LibreOffice_project/49f2b1bff42cfccbd8f788c8dc32c1c309559be0</meta:generator>
    <meta:document-statistic meta:table-count="1" meta:cell-count="78" meta:object-count="0"/>
  </office:meta>
</office:document-meta>
</file>